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0232" calcext:value-type="float">
            <text:p>71.9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5496" calcext:value-type="float">
            <text:p>71.4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8712" calcext:value-type="float">
            <text:p>71.2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6728" calcext:value-type="float">
            <text:p>71.3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0904" calcext:value-type="float">
            <text:p>71.2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6648" calcext:value-type="float">
            <text:p>70.7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4184" calcext:value-type="float">
            <text:p>70.8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1472" calcext:value-type="float">
            <text:p>70.4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4768" calcext:value-type="float">
            <text:p>70.9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201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8424" calcext:value-type="float">
            <text:p>70.4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201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7152" calcext:value-type="float">
            <text:p>70.1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3088" calcext:value-type="float">
            <text:p>68.9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3568" calcext:value-type="float">
            <text:p>68.9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2216" calcext:value-type="float">
            <text:p>68.0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200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5648" calcext:value-type="float">
            <text:p>66.5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0384" calcext:value-type="float">
            <text:p>67.0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9216" calcext:value-type="float">
            <text:p>66.8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0384" calcext:value-type="float">
            <text:p>67.0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2568" calcext:value-type="float">
            <text:p>64.7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9416" calcext:value-type="float">
            <text:p>64.6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2632" calcext:value-type="float">
            <text:p>64.4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9672" calcext:value-type="float">
            <text:p>63.6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906</text:p>
          </table:table-cell>
          <table:table-cell office:value-type="string" calcext:value-type="string">
            <text:p>199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4072" calcext:value-type="float">
            <text:p>68.3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